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Cont">
      <style:text-properties fo:font-weight="bold" style:font-weight-asian="bold" style:font-weight-complex="bold"/>
    </style:style>
    <style:style style:name="P2" style:family="paragraph" style:parent-style-name="Body_20_Text_20_Cont">
      <style:text-properties fo:font-weight="bold" style:font-weight-asian="bold" style:font-weight-complex="bold"/>
    </style:style>
    <style:style style:name="P3" style:family="paragraph" style:parent-style-name="Body_20_Text_20_Cont">
      <style:text-properties fo:font-weight="normal" style:font-weight-asian="normal" style:font-weight-complex="normal"/>
    </style:style>
    <style:style style:name="P4" style:family="paragraph" style:parent-style-name="Body_20_Text_20_First">
      <style:text-properties fo:font-weight="normal" style:font-weight-asian="normal" style:font-weight-complex="normal"/>
    </style:style>
    <style:style style:name="P5" style:family="paragraph" style:parent-style-name="Body_20_Text">
      <style:text-properties fo:font-weight="normal" style:font-weight-asian="normal" style:font-weight-complex="normal"/>
    </style:style>
    <style:style style:name="P6" style:family="paragraph" style:parent-style-name="Body_20_Text">
      <style:text-properties fo:font-weight="bold" style:font-weight-asian="bold" style:font-weight-complex="bold"/>
    </style:style>
    <style:style style:name="P7" style:family="paragraph" style:parent-style-name="Code_20_Last">
      <style:text-properties fo:font-weight="normal" style:font-weight-asian="normal" style:font-weight-complex="normal"/>
    </style:style>
    <style:style style:name="P8" style:family="paragraph" style:parent-style-name="Body_20_Text_20_Cont">
      <style:text-properties fo:font-weight="bold" style:font-weight-asian="bold" style:font-weight-complex="bold"/>
    </style:style>
    <style:style style:name="P9" style:family="paragraph" style:parent-style-name="Bullet" style:list-style-name="L2"/>
    <style:style style:name="P10" style:family="paragraph" style:parent-style-name="Code" style:list-style-name="L1"/>
    <style:style style:name="P11" style:family="paragraph" style:parent-style-name="Code" style:list-style-name="L1"/>
    <style:style style:name="P12" style:family="paragraph" style:parent-style-name="Code" style:list-style-name="L1"/>
    <style:style style:name="P13" style:family="paragraph" style:parent-style-name="Code" style:list-style-name="L1"/>
    <style:style style:name="P14" style:family="paragraph" style:parent-style-name="Code" style:list-style-name="L1"/>
    <style:style style:name="P15" style:family="paragraph" style:parent-style-name="Code" style:list-style-name="L1"/>
    <style:style style:name="P16" style:family="paragraph" style:parent-style-name="Code" style:list-style-name="L1"/>
    <style:style style:name="P17" style:family="paragraph" style:parent-style-name="Code" style:list-style-name="L1"/>
    <style:style style:name="P18" style:family="paragraph" style:parent-style-name="Code" style:list-style-name="L1"/>
    <style:style style:name="P19" style:family="paragraph" style:parent-style-name="Code" style:list-style-name="L1"/>
    <style:style style:name="P20" style:family="paragraph" style:parent-style-name="Code" style:list-style-name="L1"/>
    <style:style style:name="P21" style:family="paragraph" style:parent-style-name="Code" style:list-style-name="L1"/>
    <style:style style:name="P22" style:family="paragraph" style:parent-style-name="Code" style:list-style-name="L1"/>
    <style:style style:name="P23" style:family="paragraph" style:parent-style-name="Code" style:list-style-name="L1"/>
    <style:style style:name="P24" style:family="paragraph" style:parent-style-name="Code" style:list-style-name="L1"/>
    <style:style style:name="P25" style:family="paragraph" style:parent-style-name="Code" style:list-style-name="L1"/>
    <style:style style:name="P26" style:family="paragraph" style:parent-style-name="Code" style:list-style-name="L1"/>
    <style:style style:name="P27" style:family="paragraph" style:parent-style-name="Code" style:list-style-name="L1"/>
    <style:style style:name="P28" style:family="paragraph" style:parent-style-name="Code" style:list-style-name="L1"/>
    <style:style style:name="P29" style:family="paragraph" style:parent-style-name="Code" style:list-style-name="L1"/>
    <style:style style:name="P30" style:family="paragraph" style:parent-style-name="Code" style:list-style-name="L1"/>
    <style:style style:name="P31" style:family="paragraph" style:parent-style-name="Code" style:list-style-name="L1"/>
    <style:style style:name="P32" style:family="paragraph" style:parent-style-name="Code" style:list-style-name="L1"/>
    <style:style style:name="P33" style:family="paragraph" style:parent-style-name="Code" style:list-style-name="L1"/>
    <style:style style:name="P34" style:family="paragraph" style:parent-style-name="Code" style:list-style-name="L1"/>
    <style:style style:name="P35" style:family="paragraph" style:parent-style-name="Code" style:list-style-name="L1"/>
    <style:style style:name="P36" style:family="paragraph" style:parent-style-name="Code" style:list-style-name="L1"/>
    <style:style style:name="P37" style:family="paragraph" style:parent-style-name="Code" style:list-style-name="L1"/>
    <style:style style:name="P38" style:family="paragraph" style:parent-style-name="Code" style:list-style-name="L1"/>
    <style:style style:name="P39" style:family="paragraph" style:parent-style-name="Code" style:list-style-name="L1"/>
    <style:style style:name="P40" style:family="paragraph" style:parent-style-name="Code" style:list-style-name="L1"/>
    <style:style style:name="P41" style:family="paragraph" style:parent-style-name="Code" style:list-style-name="L1"/>
    <style:style style:name="P42" style:family="paragraph" style:parent-style-name="Code" style:list-style-name="L1"/>
    <style:style style:name="P43" style:family="paragraph" style:parent-style-name="Code" style:list-style-name="L1"/>
    <style:style style:name="P44" style:family="paragraph" style:parent-style-name="Code" style:list-style-name="L1"/>
    <style:style style:name="P45" style:family="paragraph" style:parent-style-name="Code" style:list-style-name="L1"/>
    <style:style style:name="P46" style:family="paragraph" style:parent-style-name="Code" style:list-style-name="L1"/>
    <style:style style:name="P47" style:family="paragraph" style:parent-style-name="Code" style:list-style-name="L1"/>
    <style:style style:name="P48" style:family="paragraph" style:parent-style-name="Code" style:list-style-name="L1"/>
    <style:style style:name="P49" style:family="paragraph" style:parent-style-name="Code" style:list-style-name="L1"/>
    <style:style style:name="P50" style:family="paragraph" style:parent-style-name="Code" style:list-style-name="L1"/>
    <style:style style:name="P51" style:family="paragraph" style:parent-style-name="Code" style:list-style-name="L1"/>
    <style:style style:name="P52" style:family="paragraph" style:parent-style-name="Code" style:list-style-name="L1"/>
    <style:style style:name="P53" style:family="paragraph" style:parent-style-name="Code" style:list-style-name="L1"/>
    <style:style style:name="P54" style:family="paragraph" style:parent-style-name="Code" style:list-style-name="L1"/>
    <style:style style:name="P55" style:family="paragraph" style:parent-style-name="Code" style:list-style-name="L1"/>
    <style:style style:name="P56" style:family="paragraph" style:parent-style-name="Code" style:list-style-name="L1"/>
    <style:style style:name="P57" style:family="paragraph" style:parent-style-name="Code" style:list-style-name="L1"/>
    <style:style style:name="P58" style:family="paragraph" style:parent-style-name="Code" style:list-style-name="L1"/>
    <style:style style:name="P59" style:family="paragraph" style:parent-style-name="Code" style:list-style-name="L1"/>
    <style:style style:name="P60" style:family="paragraph" style:parent-style-name="Code" style:list-style-name="L1"/>
    <style:style style:name="P61" style:family="paragraph" style:parent-style-name="Bullet_20_First" style:list-style-name="L2"/>
    <style:style style:name="P62" style:family="paragraph" style:parent-style-name="Bullet_20_Last" style:list-style-name="L2"/>
    <style:style style:name="P63" style:family="paragraph" style:parent-style-name="Code_20_Last" style:list-style-name="L1"/>
    <style:style style:name="P64" style:family="paragraph" style:parent-style-name="Chapter_20_Number" style:master-page-name="Standard">
      <style:paragraph-properties style:page-number="auto"/>
    </style:style>
    <style:style style:name="P65" style:family="paragraph" style:parent-style-name="Code_20_First" style:list-style-name="L1"/>
    <style:style style:name="T1" style:family="text"/>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number text:level="1" style:num-format="1">
        <style:list-level-properties text:space-before="0.25in"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45579336">
          <text:deletion>
            <office:change-info>
              <dc:creator>unknown</dc:creator>
              <dc:date>2008-09-07T18:51:00</dc:date>
            </office:change-info>
            <text:p text:style-name="Body_20_Text">Member Templates<text:hidden-text text:condition="ooow:comment == 1" text:string-value="This has nothing to do with class templates. Please do not confuse member templates with class templates" text:is-hidden="true">This has nothing to do with class templates. Please do not confuse member templates with class templates</text:hidden-text></text:p>
            <text:p text:style-name="Body_20_Text_20_First">The <text:span text:style-name="Code_20_Inline">rational</text:span> class has three nearly identical functions: <text:span text:style-name="Code_20_Inline">as_float</text:span>, <text:span text:style-name="Code_20_Inline">as_double</text:span>, and <text:span text:style-name="Code_20_Inline">as_long_double</text:span>. They all do the same thing: divide the numerator by the denominator after converting to the destination type. Whenever you have multiple functions doing the same thing, in the same way, using the same code, you have a candidate for a template:</text:p>
            <text:p text:style-name="Code_20_First"><text:hidden-text text:condition="ooow:" text:string-value=".func" text:is-hidden="true"/>template&lt;class T, class R&gt;</text:p>
            <text:p text:style-name="Code">T convert(R const&amp; r)</text:p>
            <text:p text:style-name="Code">{</text:p>
            <text:p text:style-name="Code"><text:s text:c="2"/>return static_cast&lt;T&gt;(r.numerator()) / r.denominator();</text:p>
            <text:p text:style-name="Code_20_Last">}</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_20_First">rational r(42, 10);</text:p>
            <text:p text:style-name="Code_20_Last">double x( convert&lt;double&gt;(r) );</text:p>
            <text:p text:style-name="Body_20_Text_20_Cont">You can omit template arguments that the compiler can deduce, starting from the rightmost argument. As you saw in the previous exploration, if the compiler can deduce all the arguments, you can leave out the angle brackets entirely.</text:p>
            <text:p text:style-name="Body_20_Text">Instead of passing the <text:span text:style-name="Code_20_Inline">rational</text:span> object as an argument, you might prefer to use a member function:</text:p>
            <text:p text:style-name="Code_20_First">rational r(42, 10);</text:p>
            <text:p text:style-name="Code_20_Last">double x( r.convert&lt;double&gt;() );</text:p>
            <text:p text:style-name="Body_20_Text_20_Cont">A member function avoids collisions with other free functions that might be named <text:span text:style-name="Code_20_Inline">convert</text:span>. For normal (non-template) functions, ordinary overloading rules often help to keep collisions to a minimum. It is unlikely that another function named <text:span text:style-name="Code_20_Inline">convert</text:span> would take a <text:span text:style-name="Code_20_Inline">rational</text:span> object as an argument. But templates are more problematic. Nothing about the template restricts the argument to <text:span text:style-name="Code_20_Inline">rational</text:span>, so the template <text:span text:style-name="Code_20_Inline">convert</text:span> collides with every other function named <text:span text:style-name="Code_20_Inline">convert</text:span> that takes one argument, even if that argument has nothing to do with <text:span text:style-name="Code_20_Inline">rational</text:span>.</text:p>
            <text:p text:style-name="Body_20_Text">The details are more complicated than </text:p>
          </text:deletion>
        </text:changed-region>
        <text:changed-region text:id="ct145630128">
          <text:deletion>
            <office:change-info>
              <dc:creator>Matthew Moodie</dc:creator>
              <dc:date>2006-11-02T14:35:00</dc:date>
            </office:change-info>
            <text:p text:style-name="Body_20_Text">what </text:p>
          </text:deletion>
        </text:changed-region>
        <text:changed-region text:id="ct145630000">
          <text:deletion>
            <office:change-info>
              <dc:creator>unknown</dc:creator>
              <dc:date>2008-09-07T18:51:00</dc:date>
            </office:change-info>
            <text:p text:style-name="Body_20_Text">I’ve described, but the short version will do for now as a justification for writing a member function template instead of a free function template. Listing <text:variable-get text:name="chapter" office:value-type="float" style:data-style-name="N0">47</text:variable-get>-<text:reference-ref text:reference-format="text" text:ref-name="rational_as_template_code">1</text:reference-ref> shows how you might write the <text:span text:style-name="Code_20_Inline">convert</text:span> member function template.</text:p>
            <text:p text:style-name="Code_20_Caption">Listing <text:variable-get text:name="chapter" office:value-type="float" style:data-style-name="N0">47</text:variable-get>-<text:reference-mark-start text:name="rational_as_template_code"/><text:sequence text:ref-name="refText11" text:name="Text" text:formula="ooow:Text+1" style:num-format="1">1</text:sequence><text:reference-mark-end text:name="rational_as_template_code"/>. Implementing a member function template</text:p>
            <text:p text:style-name="Code_20_First">class rational</text:p>
            <text:p text:style-name="Code">{</text:p>
            <text:p text:style-name="Code">public:</text:p>
            <text:p text:style-name="Code"><text:s text:c="2"/>rational() : numerator_(0), denominator_(1) {}</text:p>
            <text:p text:style-name="Code"><text:s text:c="2"/>rational(int num) : numerator_(num), denominator_(1) {}</text:p>
            <text:p text:style-name="Code"><text:s text:c="2"/>rational(int num, int den);</text:p>
            <text:p text:style-name="Code"><text:s text:c="2"/>rational(double r);</text:p>
            <text:p text:style-name="Code"/>
            <text:p text:style-name="Code"><text:s text:c="2"/>template&lt;class T&gt;<text:line-break/> <text:s/>T convert() const { return static_cast&lt;T&gt;(numerator()) / denominator(); }</text:p>
            <text:p text:style-name="Code"/>
            <text:p text:style-name="Code">... omitted for brevity ...</text:p>
            <text:p text:style-name="Code_20_Last">};</text:p>
            <text:p text:style-name="Heading_20_1"/>
          </text:deletion>
        </text:changed-region>
        <text:changed-region text:id="ct145700360">
          <text:deletion>
            <office:change-info>
              <dc:creator>unknown</dc:creator>
              <dc:date>2008-09-07T18:54:00</dc:date>
            </office:change-info>
            <text:p text:style-name="Heading_20_1">Declarations and Definitions</text:p>
            <text:p text:style-name="Body_20_Text_20_First">Member function templates obey the same rules as any other function templates. In particular, you must supply the body of the function template in the header file, so the complete definition is always available<text:hidden-text text:condition="ooow:comment == 1" text:string-value="except that you do not strictly need to do so :-)" text:is-hidden="true">except that you do not strictly need to do so :-)</text:hidden-text>.</text:p>
            <text:p text:style-name="Body_20_Text">The next section discusses the <text:span text:style-name="Code_20_Inline">rational</text:span> class. Suppose you originally had the class definition in <text:span text:style-name="T2">rational.hpp</text:span> and the definitions of all the non-inline member functions in the source file, <text:span text:style-name="T2">rational.cpp</text:span>. To convert rational into a template, copy all of <text:span text:style-name="T2">rational.cpp</text:span> to the header file, <text:span text:style-name="T2">rational.hpp</text:span>, and then change all the declarations to templates, as the next section explains.</text:p>
          </text:deletion>
        </text:changed-region>
        <text:changed-region text:id="ct145608776">
          <text:insertion>
            <office:change-info>
              <dc:creator>Ray Lischner</dc:creator>
              <dc:date>2008-09-07T20:19:00</dc:date>
            </office:change-info>
          </text:insertion>
        </text:changed-region>
        <text:changed-region text:id="ct145525360">
          <text:insertion>
            <office:change-info>
              <dc:creator>unknown</dc:creator>
              <dc:date>2008-09-07T18:55:00</dc:date>
            </office:change-info>
          </text:insertion>
        </text:changed-region>
        <text:changed-region text:id="ct145577248">
          <text:deletion>
            <office:change-info>
              <dc:creator>unknown</dc:creator>
              <dc:date>2008-09-07T18:55:00</dc:date>
            </office:change-info>
            <text:p text:style-name="Heading_20_1"><text:s/>Templates</text:p>
          </text:deletion>
        </text:changed-region>
        <text:changed-region text:id="ct145907304">
          <text:insertion>
            <office:change-info>
              <dc:creator>Ray Lischner</dc:creator>
              <dc:date>2008-09-07T20:50:00</dc:date>
            </office:change-info>
          </text:insertion>
        </text:changed-region>
        <text:changed-region text:id="ct145382688">
          <text:insertion>
            <office:change-info>
              <dc:creator>Ray Lischner</dc:creator>
              <dc:date>2008-09-10T21:08:00</dc:date>
            </office:change-info>
          </text:insertion>
        </text:changed-region>
        <text:changed-region text:id="ct139898448">
          <text:insertion>
            <office:change-info>
              <dc:creator>Ray Lischner</dc:creator>
              <dc:date>2008-09-10T21:08:00</dc:date>
            </office:change-info>
          </text:insertion>
        </text:changed-region>
        <text:changed-region text:id="ct145653376">
          <text:deletion>
            <office:change-info>
              <dc:creator>Ray Lischner</dc:creator>
              <dc:date>2008-09-07T20:39:00</dc:date>
            </office:change-info>
            <text:p text:style-name="Body_20_Text_20_Cont">The <text:span text:style-name="Code_20_Inline">rational</text:span> class template has several noteworthy features. First of all, because the class is a template, the compiler does not generate any code until you use the template with a specific template argument. Use the template the same way you used the <text:span text:style-name="Code_20_Inline">rational</text:span> type, except now you must also supply a template argument, e.g. <text:span text:style-name="Code_20_Inline">rational&lt;int&gt;</text:span>.</text:p>
            <text:p text:style-name="Body_20_Text_20_Cont">The template parameter applies to the entire class. Every member function, data member, and member type can use <text:span text:style-name="Code_20_Inline">T</text:span> as a type name. </text:p>
          </text:deletion>
        </text:changed-region>
        <text:changed-region text:id="ct145300808">
          <text:insertion>
            <office:change-info>
              <dc:creator>Ray Lischner</dc:creator>
              <dc:date>2008-09-07T20:51:00</dc:date>
            </office:change-info>
          </text:insertion>
        </text:changed-region>
        <text:changed-region text:id="ct145300904">
          <text:deletion>
            <office:change-info>
              <dc:creator>Ray Lischner</dc:creator>
              <dc:date>2008-09-07T20:51:00</dc:date>
            </office:change-info>
            <text:p text:style-name="Body_20_Text_20_Cont">A</text:p>
          </text:deletion>
        </text:changed-region>
        <text:changed-region text:id="ct145301160">
          <text:insertion>
            <office:change-info>
              <dc:creator>Ray Lischner</dc:creator>
              <dc:date>2008-09-07T20:51:00</dc:date>
            </office:change-info>
          </text:insertion>
        </text:changed-region>
        <text:changed-region text:id="ct145301256">
          <text:insertion>
            <office:change-info>
              <dc:creator>Ray Lischner</dc:creator>
              <dc:date>2008-09-07T20:51:00</dc:date>
            </office:change-info>
          </text:insertion>
        </text:changed-region>
        <text:changed-region text:id="ct145614688">
          <text:deletion>
            <office:change-info>
              <dc:creator>Ray Lischner</dc:creator>
              <dc:date>2008-09-10T21:08:00</dc:date>
            </office:change-info>
            <text:p text:style-name="Body_20_Text_20_Cont">s</text:p>
          </text:deletion>
        </text:changed-region>
        <text:changed-region text:id="ct145301352">
          <text:deletion>
            <office:change-info>
              <dc:creator>Ray Lischner</dc:creator>
              <dc:date>2008-09-07T20:51:00</dc:date>
            </office:change-info>
            <text:p text:style-name="Body_20_Text_20_Cont">should </text:p>
          </text:deletion>
        </text:changed-region>
        <text:changed-region text:id="ct145653280">
          <text:deletion>
            <office:change-info>
              <dc:creator>Ray Lischner</dc:creator>
              <dc:date>2008-09-07T20:51:00</dc:date>
            </office:change-info>
            <text:p text:style-name="Body_20_Text">Because the <text:span text:style-name="Code_20_Inline">rational</text:span> class is a template, every member function is a function template. Look at the definition of the <text:span text:style-name="Code_20_Inline">assign</text:span> member function (line 32). Its definition looks like an ordinary function template definition, except the name is <text:span text:style-name="Code_20_Inline">rational&lt;T&gt;::assign</text:span>. From another point of view, the function definition looks ordinary except for the template header and the fact that the class name is <text:span text:style-name="Code_20_Inline">rational&lt;T&gt;</text:span>. </text:p>
            <text:p text:style-name="Body_20_Text"/>
          </text:deletion>
        </text:changed-region>
        <text:changed-region text:id="ct145479080">
          <text:insertion>
            <office:change-info>
              <dc:creator>unknown</dc:creator>
              <dc:date>2008-09-07T18:36:00</dc:date>
            </office:change-info>
          </text:insertion>
        </text:changed-region>
        <text:changed-region text:id="ct145523360">
          <text:insertion>
            <office:change-info>
              <dc:creator>unknown</dc:creator>
              <dc:date>2008-09-07T18:37:00</dc:date>
            </office:change-info>
          </text:insertion>
        </text:changed-region>
        <text:changed-region text:id="ct145301680">
          <text:deletion>
            <office:change-info>
              <dc:creator>unknown</dc:creator>
              <dc:date>2008-09-07T18:37:00</dc:date>
            </office:change-info>
            <text:p text:style-name="P1">error </text:p>
          </text:deletion>
        </text:changed-region>
        <text:changed-region text:id="ct145659920">
          <text:format-change>
            <office:change-info>
              <dc:creator>unknown</dc:creator>
              <dc:date>2008-09-07T18:40:00</dc:date>
            </office:change-info>
          </text:format-change>
        </text:changed-region>
        <text:changed-region text:id="ct145655496">
          <text:format-change>
            <office:change-info>
              <dc:creator>Ray Lischner</dc:creator>
              <dc:date>2008-09-10T21:13:00</dc:date>
            </office:change-info>
          </text:format-change>
        </text:changed-region>
        <text:changed-region text:id="ct145649016">
          <text:deletion>
            <office:change-info>
              <dc:creator>unknown</dc:creator>
              <dc:date>2008-09-07T18:42:00</dc:date>
            </office:change-info>
            <text:p text:style-name="Body_20_Text">A</text:p>
          </text:deletion>
        </text:changed-region>
        <text:changed-region text:id="ct145658560">
          <text:insertion>
            <office:change-info>
              <dc:creator>unknown</dc:creator>
              <dc:date>2008-09-07T18:42:00</dc:date>
            </office:change-info>
          </text:insertion>
        </text:changed-region>
        <text:changed-region text:id="ct145663040">
          <text:insertion>
            <office:change-info>
              <dc:creator>unknown</dc:creator>
              <dc:date>2008-09-07T18:42:00</dc:date>
            </office:change-info>
          </text:insertion>
        </text:changed-region>
        <text:changed-region text:id="ct145658768">
          <text:deletion>
            <office:change-info>
              <dc:creator>unknown</dc:creator>
              <dc:date>2008-09-07T18:42:00</dc:date>
            </office:change-info>
            <text:p text:style-name="Body_20_Text">is free to </text:p>
          </text:deletion>
        </text:changed-region>
        <text:changed-region text:id="ct145205912">
          <text:insertion>
            <office:change-info>
              <dc:creator>unknown</dc:creator>
              <dc:date>2008-09-07T18:43:00</dc:date>
            </office:change-info>
          </text:insertion>
        </text:changed-region>
        <text:changed-region text:id="ct145518208">
          <text:deletion>
            <office:change-info>
              <dc:creator>unknown</dc:creator>
              <dc:date>2008-09-07T18:43:00</dc:date>
            </office:change-info>
            <text:p text:style-name="Body_20_Text">it doesn’t have to</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variable-set text:name="comment" office:value-type="float" office:value="0" style:data-style-name="N0">0</text:variable-set>Exploration <text:variable-set text:name="chapter" office:value-type="float" office:value="47" style:data-style-name="N0">47</text:variable-set></text:p>
      <text:p text:style-name="Chapter_20_Title">Class Templates</text:p>
      <text:p text:style-name="Body_20_Text_20_First">A class can be a template, which makes all of its members templates. Every program in this book has used class templates because much of the standard library relies on templates: the standard I/O streams, strings, vectors, and maps are all class templates. This exploration takes a look at simple class templates.</text:p>
      <text:p text:style-name="Body_20_Text"><text:change text:change-id="ct145579336"/><text:change text:change-id="ct145630128"/><text:change text:change-id="ct145630000"/><text:change text:change-id="ct145700360"/></text:p>
      <text:p text:style-name="Heading_20_1"><text:change-start text:change-id="ct145608776"/><text:soft-page-break/>Parameterizing a Type</text:p>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s:</text:p>
      <text:p text:style-name="Code_20_First"><text:hidden-text text:condition="ooow:" text:string-value=".func" text:is-hidden="true"/>class point {</text:p>
      <text:p text:style-name="Code">public:</text:p>
      <text:p text:style-name="Code"><text:s text:c="3"/>point(int x, int y) : x_(x), y_(y) {}</text:p>
      <text:p text:style-name="Code"><text:s text:c="3"/>int x() const { return x_; }</text:p>
      <text:p text:style-name="Code"><text:s text:c="3"/>int y() const { return y_; }</text:p>
      <text:p text:style-name="Code">private:</text:p>
      <text:p text:style-name="Code"><text:s text:c="3"/>int x_, y_;</text:p>
      <text:p text:style-name="Code_20_Last">};</text:p>
      <text:p text:style-name="Body_20_Text_20_Cont">On the other hand, a calculus tool probably prefers to use <text:span text:style-name="Code_20_Inline">double</text:span>:</text:p>
      <text:p text:style-name="Code_20_First"><text:hidden-text text:condition="ooow:" text:string-value=".func" text:is-hidden="true"/>class point {</text:p>
      <text:p text:style-name="Code">public:</text:p>
      <text:p text:style-name="Code"><text:s text:c="3"/>point(double x, double y) : x_(x), y_(y) {}</text:p>
      <text:p text:style-name="Code"><text:s text:c="3"/>double x() const { return x_; }</text:p>
      <text:p text:style-name="Code"><text:s text:c="3"/>double y() const { return y_; }</text:p>
      <text:p text:style-name="Code">private:</text:p>
      <text:p text:style-name="Code"><text:s text:c="3"/>double x_, y_;</text:p>
      <text:p text:style-name="Code_20_Last">};</text:p>
      <text:p text:style-name="Body_20_Text_20_Cont"><text:soft-page-break/>Imagine adding much more functionality to the <text:span text:style-name="Code_20_Inline">point</text:span> classes: computing distances between two <text:span text:style-name="Code_20_Inline">point</text:span> objects, rotating one <text:span text:style-name="Code_20_Inline">point</text:span> around another by some angle, etc.The more functionality you dream up, the more you must duplicate in both classes.</text:p>
      <text:p text:style-name="Body_20_Text">Wouldn’t your job be simpler if you could write the <text:span text:style-name="Code_20_Inline">point</text:span> class once, and use that single definition for both situations and other net-yet-dreamed-of? Templates to the rescue. Listing <text:variable-get text:name="chapter" office:value-type="float" style:data-style-name="N0">47</text:variable-get>-<text:reference-ref text:reference-format="text" text:ref-name="point_template_code">2</text:reference-ref> shows the <text:span text:style-name="Code_20_Inline">point</text:span> class template:</text:p>
      <text:p text:style-name="Code_20_Caption"><text:hidden-text text:condition="ooow:" text:string-value=".func" text:is-hidden="true"/>Listing <text:variable-get text:name="chapter" office:value-type="float" style:data-style-name="N0">47</text:variable-get>-<text:reference-mark-start text:name="point_template_code"/><text:sequence text:ref-name="refText1" text:name="Text" text:formula="ooow:Text+1" style:num-format="1">2</text:sequence><text:reference-mark-end text:name="point_template_code"/>. The <text:span text:style-name="Code_20_Inline">point</text:span> class template</text:p>
      <text:p text:style-name="Code_20_First">template&lt;class T&gt;</text:p>
      <text:p text:style-name="Code">class point {</text:p>
      <text:p text:style-name="Code">public:</text:p>
      <text:p text:style-name="Code"><text:s text:c="3"/>point(T x, T y) : x_(x), y_(y) {}</text:p>
      <text:p text:style-name="Code"><text:s text:c="3"/>T x() const { return x_; }</text:p>
      <text:p text:style-name="Code"><text:s text:c="3"/>T y() const { return y_; }</text:p>
      <text:p text:style-name="Code"><text:s text:c="3"/>void move_to(T x, T y); <text:s text:c="10"/>///&lt; Move to absolute coordinates (x, y)</text:p>
      <text:p text:style-name="Code"><text:s text:c="3"/>void move_by(T x, T y); <text:s text:c="9"/>///&lt; Add (x, y) to current position</text:p>
      <text:p text:style-name="Code">private:</text:p>
      <text:p text:style-name="Code"><text:s text:c="3"/>T x_, y_;</text:p>
      <text:p text:style-name="Code">};</text:p>
      <text:p text:style-name="Code"/>
      <text:p text:style-name="Code">template&lt;class T&gt;</text:p>
      <text:p text:style-name="Code">void point&lt;T&gt;::move_to(T x, T y)</text:p>
      <text:p text:style-name="Code">{</text:p>
      <text:p text:style-name="Code"><text:s text:c="2"/>x_ = x;</text:p>
      <text:p text:style-name="Code"><text:s text:c="2"/>y_ = y;</text:p>
      <text:p text:style-name="Code_20_Last">}</text:p>
      <text:p text:style-name="Body_20_Text_20_Cont">Just as with function templates, the <text:span text:style-name="Code_20_Inline">template </text:span>keyword introduces a class template. The class template is a pattern for making classes, which you do by supplying template arguments, e.g., <text:span text:style-name="Code_20_Inline">point&lt;int&gt;</text:span>.</text:p>
      <text:p text:style-name="Body_20_Text">The member functions of a class template are themselves function templates, using the same template parameters, <text:s/>except that the class is templatized, not the function name, as you can see in the <text:span text:style-name="Code_20_Inline">point&lt;T&gt;::move_to</text:span> function. <text:span text:style-name="T5">Write the </text:span><text:span text:style-name="Code_20_Inline"><text:span text:style-name="T5">move_by</text:span></text:span><text:span text:style-name="T5"> member function.</text:span><text:span text:style-name="T6"> Compare your solution with Listing </text:span><text:span text:style-name="T6"><text:variable-get text:name="chapter" office:value-type="float" style:data-style-name="N0">47</text:variable-get></text:span><text:span text:style-name="T6">-</text:span><text:span text:style-name="T6"><text:reference-ref text:reference-format="text" text:ref-name="point_move_by_code">3</text:reference-ref></text:span><text:span text:style-name="T6">.</text:span></text:p>
      <text:p text:style-name="Code_20_Caption"><text:hidden-text text:condition="ooow:" text:string-value=".func" text:is-hidden="true"/><text:span text:style-name="T6">Listing </text:span><text:span text:style-name="T6"><text:variable-get text:name="chapter" office:value-type="float" style:data-style-name="N0">47</text:variable-get></text:span><text:span text:style-name="T6">-</text:span><text:reference-mark-start text:name="point_move_by_code"/><text:span text:style-name="T6"><text:sequence text:ref-name="refText2" text:name="Text" text:formula="ooow:Text+1" style:num-format="1">3</text:sequence></text:span><text:reference-mark-end text:name="point_move_by_code"/><text:span text:style-name="T6">. The </text:span><text:span text:style-name="Code_20_Inline"><text:span text:style-name="T6">move_by</text:span></text:span><text:span text:style-name="T6"> member function</text:span></text:p>
      <text:p text:style-name="Code_20_First">template&lt;class T&gt;</text:p>
      <text:p text:style-name="Code">void point&lt;T&gt;::move_by(T x, T y)</text:p>
      <text:p text:style-name="Code">{</text:p>
      <text:p text:style-name="Code"><text:s text:c="2"/>x_ += x;</text:p>
      <text:p text:style-name="Code"><text:s text:c="2"/>y_ += y;</text:p>
      <text:p text:style-name="P7">}</text:p>
      <text:p text:style-name="Body_20_Text_20_Cont"><text:span text:style-name="T6">Every time you use a different template argument, the compiler generates a brand new class instance, with brand new member functions. That is, </text:span><text:span text:style-name="Code_20_Inline"><text:span text:style-name="T6">point&lt;int&gt;::move_by</text:span></text:span><text:span text:style-name="T6"> is one function, and </text:span><text:span text:style-name="Code_20_Inline"><text:span text:style-name="T6">point&lt;double&gt;::move_by</text:span></text:span><text:span text:style-name="T6"> is another function, which is exactly what would happen if you had </text:span><text:span text:style-name="T6">written the functions by hand. If two different source files both use </text:span><text:span text:style-name="Code_20_Inline"><text:span text:style-name="T6">point&lt;int&gt;</text:span></text:span><text:span text:style-name="T6">, the compiler and linker ensure that they share the same template instance. Different tools have different ways to sharing the template instances; the details are beyond the scope of this book.</text:span></text:p>
      <text:p text:style-name="Heading_20_1"><text:change-end text:change-id="ct145608776"/><text:change-start text:change-id="ct145525360"/><text:soft-page-break/>Parameterizing the rational <text:change-end text:change-id="ct145525360"/>Class<text:change text:change-id="ct145577248"/></text:p>
      <text:p text:style-name="Body_20_Text_20_First"><text:change-start text:change-id="ct145907304"/>A simple <text:span text:style-name="Code_20_Inline">point </text:span>class is easy. What about something more complicated, such as the <text:span text:style-name="Code_20_Inline">rational</text:span> class? <text:change-end text:change-id="ct145907304"/>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text:variable-get text:name="chapter" office:value-type="float" style:data-style-name="N0">47</text:variable-get>-<text:reference-ref text:reference-format="text" text:ref-name="rational_template_code">4</text:reference-ref>.</text:p>
      <text:p text:style-name="Code_20_Caption"><text:hidden-text text:condition="ooow:" text:string-value=".func" text:is-hidden="true"/>Listing <text:variable-get text:name="chapter" office:value-type="float" style:data-style-name="N0">47</text:variable-get>-<text:reference-mark-start text:name="rational_template_code"/><text:sequence text:ref-name="refText3" text:name="Text" text:formula="ooow:Text+1" style:num-format="1">4</text:sequence><text:reference-mark-end text:name="rational_template_code"/>. The <text:span text:style-name="Code_20_Inline">rational</text:span> class template</text:p>
      <text:list text:style-name="L1">
        <text:list-item>
          <text:p text:style-name="P65">#ifndef RATIONAL_HPP_</text:p>
        </text:list-item>
        <text:list-item>
          <text:p text:style-name="P10">#define RATIONAL_HPP_</text:p>
        </text:list-item>
        <text:list-item>
          <text:p text:style-name="P10">template&lt;class T&gt;</text:p>
        </text:list-item>
        <text:list-item>
          <text:p text:style-name="P10">class rational</text:p>
        </text:list-item>
        <text:list-item>
          <text:p text:style-name="P10">{</text:p>
        </text:list-item>
        <text:list-item>
          <text:p text:style-name="P10">public:</text:p>
        </text:list-item>
        <text:list-item>
          <text:p text:style-name="P10"><text:s text:c="2"/>typedef T value_type;</text:p>
        </text:list-item>
        <text:list-item>
          <text:p text:style-name="P10"><text:s text:c="2"/>rational() : numerator_(0), denominator_(1) {}</text:p>
        </text:list-item>
        <text:list-item>
          <text:p text:style-name="P10"><text:s text:c="2"/>rational(T num) : numerator_(num), denominator_(1) {}</text:p>
        </text:list-item>
        <text:list-item>
          <text:p text:style-name="P10"><text:s text:c="2"/>rational(T num, T den);</text:p>
        </text:list-item>
        <text:list-item>
          <text:p text:style-name="P10"/>
        </text:list-item>
        <text:list-item>
          <text:p text:style-name="P10"><text:s text:c="2"/>void assign(T num, T den);</text:p>
        </text:list-item>
        <text:list-item>
          <text:p text:style-name="P10"/>
        </text:list-item>
        <text:list-item>
          <text:p text:style-name="P10"><text:s text:c="2"/>template&lt;class U&gt;</text:p>
        </text:list-item>
        <text:list-item>
          <text:p text:style-name="P10"><text:s text:c="2"/>U convert() const { return static_cast&lt;U&gt;(numerator()) / <text:change-start text:change-id="ct145382688"/>static_cast&lt;U&gt;(<text:change-end text:change-id="ct145382688"/>denominator()<text:change-start text:change-id="ct139898448"/>)<text:change-end text:change-id="ct139898448"/>; }</text:p>
        </text:list-item>
        <text:list-item>
          <text:p text:style-name="P10"/>
        </text:list-item>
        <text:list-item>
          <text:p text:style-name="P10"><text:s text:c="2"/>T numerator() const { return numerator_; }</text:p>
        </text:list-item>
        <text:list-item>
          <text:p text:style-name="P10"><text:s text:c="2"/>T denominator() const { return denominator_; }</text:p>
        </text:list-item>
        <text:list-item>
          <text:p text:style-name="P10">private:</text:p>
        </text:list-item>
        <text:list-item>
          <text:p text:style-name="P10"><text:s text:c="2"/>void reduce();</text:p>
        </text:list-item>
        <text:list-item>
          <text:p text:style-name="P10"><text:s text:c="2"/>T numerator_;</text:p>
        </text:list-item>
        <text:list-item>
          <text:p text:style-name="P10"><text:s text:c="2"/>T denominator_;</text:p>
        </text:list-item>
        <text:list-item>
          <text:p text:style-name="P10">};</text:p>
        </text:list-item>
        <text:list-item>
          <text:p text:style-name="P10"/>
        </text:list-item>
        <text:list-item>
          <text:p text:style-name="P10">template&lt;class T&gt;</text:p>
        </text:list-item>
        <text:list-item>
          <text:p text:style-name="P10">rational&lt;T&gt;::rational(T num, T den)</text:p>
        </text:list-item>
        <text:list-item>
          <text:p text:style-name="P10">: numerator_(num), denominator_(den)</text:p>
        </text:list-item>
        <text:list-item>
          <text:p text:style-name="P10">{</text:p>
        </text:list-item>
        <text:list-item>
          <text:p text:style-name="P10"><text:s text:c="2"/>reduce();</text:p>
        </text:list-item>
        <text:list-item>
          <text:p text:style-name="P10">}</text:p>
        </text:list-item>
        <text:list-item>
          <text:p text:style-name="P10"/>
        </text:list-item>
        <text:list-item>
          <text:p text:style-name="P10">template&lt;class T&gt;</text:p>
        </text:list-item>
        <text:list-item>
          <text:p text:style-name="P10">void rational&lt;T&gt;::assign(T num, T den)</text:p>
        </text:list-item>
        <text:list-item>
          <text:p text:style-name="P10">{</text:p>
        </text:list-item>
        <text:list-item>
          <text:p text:style-name="P10"><text:s text:c="2"/>numerator_ = num;</text:p>
        </text:list-item>
        <text:list-item>
          <text:p text:style-name="P10"><text:s text:c="2"/>denominator_ = den;</text:p>
        </text:list-item>
        <text:list-item>
          <text:p text:style-name="P10"><text:s text:c="2"/>reduce();</text:p>
        </text:list-item>
        <text:list-item>
          <text:p text:style-name="P10">}</text:p>
        </text:list-item>
        <text:list-item>
          <text:p text:style-name="P10"/>
        </text:list-item>
        <text:list-item>
          <text:p text:style-name="P10">template&lt;class T&gt;</text:p>
        </text:list-item>
        <text:list-item>
          <text:p text:style-name="P10"><text:soft-page-break/>bool operator==(rational&lt;T&gt; const&amp; a, rational&lt;T&gt; const&amp; b)</text:p>
        </text:list-item>
        <text:list-item>
          <text:p text:style-name="P10">{</text:p>
        </text:list-item>
        <text:list-item>
          <text:p text:style-name="P10"><text:s text:c="2"/>return a.numerator() <text:s text:c="2"/>== b.numerator() and</text:p>
        </text:list-item>
        <text:list-item>
          <text:p text:style-name="P10"><text:s text:c="9"/>a.denominator() == b.denominator();</text:p>
        </text:list-item>
        <text:list-item>
          <text:p text:style-name="P10">}</text:p>
        </text:list-item>
        <text:list-item>
          <text:p text:style-name="P10"/>
        </text:list-item>
        <text:list-item>
          <text:p text:style-name="P10">template&lt;class T&gt;</text:p>
        </text:list-item>
        <text:list-item>
          <text:p text:style-name="P10">inline bool operator!=(rational&lt;T&gt; const&amp; a, rational&lt;T&gt; const&amp; b)</text:p>
        </text:list-item>
        <text:list-item>
          <text:p text:style-name="P10">{</text:p>
        </text:list-item>
        <text:list-item>
          <text:p text:style-name="P10"><text:s text:c="2"/>return not (a == b);</text:p>
        </text:list-item>
        <text:list-item>
          <text:p text:style-name="P10">}</text:p>
        </text:list-item>
        <text:list-item>
          <text:p text:style-name="P10"/>
        </text:list-item>
        <text:list-item>
          <text:p text:style-name="P63">#endif</text:p>
        </text:list-item>
      </text:list>
      <text:p text:style-name="Body_20_Text_20_Cont"><text:change text:change-id="ct145653376"/>The typedef of <text:span text:style-name="Code_20_Inline">value_type</text:span> (line 7) is a useful convention. <text:change-start text:change-id="ct145300808"/>M<text:change-end text:change-id="ct145300808"/><text:change text:change-id="ct145300904"/><text:change-start text:change-id="ct145301160"/>a<text:change-end text:change-id="ct145301160"/>ny class template<text:change-start text:change-id="ct145301256"/>s<text:change-end text:change-id="ct145301256"/> that use<text:change text:change-id="ct145614688"/> a template parameter as some kind of subordinate type <text:change text:change-id="ct145301352"/>expose the parameter under a well-defined name. For example, <text:span text:style-name="Code_20_Inline">vector&lt;char&gt;::value_type</text:span> is a typedef for its template parameter, namely, <text:span text:style-name="Code_20_Inline">char</text:span>.</text:p>
      <text:p text:style-name="Body_20_Text">Look at the definition of the constructor on line 25. When you define a member outside of its class template, you need to repeat the template header. The full name of the type includes the template parameter, <text:span text:style-name="Code_20_Inline">rational&lt;T&gt;</text:span> in this case. Inside the class scope, use just the class name, without the template parameter. Also, once the compiler sees the fully qualified class name, it knows it is inside the class scope, and you can also use the template parameter by itself, which you can see in the parameter declarations </text:p>
      <text:p text:style-name="Body_20_Text"><text:change text:change-id="ct145653280"/>Because the name <text:span text:style-name="Code_20_Inline">T</text:span> is already in use, the <text:span text:style-name="Code_20_Inline">convert</text:span> member function (line 14) needs a new name for its template parameter. <text:span text:style-name="Code_20_Inline">U</text:span> is a common convention, provided you don’t take it too far. More than two or three single-letter parameters, and you start to need more meaningful names, just to help keep straight which parameter goes with which template.</text:p>
      <text:p text:style-name="Body_20_Text">In addition to the class template itself, you need to convert all the free functions that support the rational type to be function templates. Listing <text:variable-get text:name="chapter" office:value-type="float" style:data-style-name="N0">47</text:variable-get>-<text:reference-ref text:reference-format="text" text:ref-name="rational_template_code">4</text:reference-ref> keeps things simple by showing only <text:span text:style-name="Code_20_Inline">operator==</text:span> and <text:span text:style-name="Code_20_Inline">operator!=</text:span>. Other operators work similarly.</text:p>
      <text:p text:style-name="Heading_20_1">Using Class Templates</text:p>
      <text:p text:style-name="Body_20_Text_20_First">Unlike function templates, the compiler cannot deduce the template argument of a class template<text:hidden-text text:condition="ooow:comment == 1" text:string-value="C++ does not support type deduction for class templates, but it could and active consideration has been given ot it. The type(s) could be deduced from intialiser(s). For example C++ could, but does not, support type deduction for ththe second and third definitions below." text:is-hidden="true">C++ does not support type deduction for class templates, but it could and active consideration has been given ot it. The type(s) could be deduced from intialiser(s). For example C++ could, but does not, support type deduction for ththe second and third definitions below.</text:hidden-text>. That means you must supply the argument explicitly, inside angle brackets:</text:p>
      <text:p text:style-name="Code_20_First"><text:soft-page-break/>rational&lt;short&gt; zero;</text:p>
      <text:p text:style-name="Code">rational&lt;int&gt; pi1(355, 113);</text:p>
      <text:p text:style-name="Code_20_Last">rational&lt;long&gt; pi2(80143857L, 25510582L);</text:p>
      <text:p text:style-name="Body_20_Text_20_Cont">Notice anything familiar? Does <text:span text:style-name="Code_20_Inline">rational&lt;int&gt;</text:span> look at all like <text:span text:style-name="Code_20_Inline">vector&lt;int&gt;</text:span>? All the collection types, such as <text:span text:style-name="Code_20_Inline">vector</text:span> and <text:span text:style-name="Code_20_Inline">map</text:span>, are class templates. The standard library makes heavy use of templates throughout, and you will discover other templates when the time is right.</text:p>
      <text:p text:style-name="Body_20_Text">If a class template takes multiple arguments, separate the arguments with a comma, as in <text:span text:style-name="Code_20_Inline">map&lt;long,</text:span> <text:span text:style-name="Code_20_Inline">int&gt;</text:span>. A template argument can even be another template. For example, suppose you want to store vectors in a vector, as shown in Listing <text:variable-get text:name="chapter" office:value-type="float" style:data-style-name="N0">47</text:variable-get>-<text:reference-ref text:reference-format="text" text:ref-name="vector_in_vector_code">5</text:reference-ref>.</text:p>
      <text:p text:style-name="Code_20_Caption"><text:hidden-text text:condition="ooow:" text:string-value=".cxx" text:is-hidden="true"/>Listing <text:variable-get text:name="chapter" office:value-type="float" style:data-style-name="N0">47</text:variable-get>-<text:reference-mark-start text:name="vector_in_vector_code"/><text:sequence text:ref-name="refText4" text:name="Text" text:formula="ooow:Text+1" style:num-format="1">5</text:sequence><text:reference-mark-end text:name="vector_in_vector_code"/>. Trying to use a vector of vectors</text:p>
      <text:p text:style-name="Code_20_First">#include &lt;vector&gt;</text:p>
      <text:p text:style-name="Code"/>
      <text:p text:style-name="Code">int main()</text:p>
      <text:p text:style-name="Code">{</text:p>
      <text:p text:style-name="Code"><text:s text:c="2"/>std::vector&lt;std::vector&lt;int&gt;&gt; matrix;</text:p>
      <text:p text:style-name="Code_20_Last">}</text:p>
      <text:p text:style-name="P1">What happens when you try to compiler Listing <text:variable-get text:name="chapter" office:value-type="float" style:data-style-name="N0">47</text:variable-get>-<text:reference-ref text:reference-format="text" text:ref-name="vector_in_vector_code">5</text:reference-ref>?</text:p>
      <text:p text:style-name="Body_20_Text_20_First">~LLL</text:p>
      <text:p text:style-name="Body_20_Text_20_First">~LLL</text:p>
      <text:p text:style-name="P1"><text:change-start text:change-id="ct145479080"/>Most of you will get an e<text:change-end text:change-id="ct145479080"/><text:change-start text:change-id="ct145523360"/>rror message. <text:change-end text:change-id="ct145523360"/>Can you explain this <text:change text:change-id="ct145301680"/>message?</text:p>
      <text:p text:style-name="P4">~LLL</text:p>
      <text:p text:style-name="P5">If you need a hint, go back to Exploration 9, where I first explained it<text:hidden-text text:condition="ooow:comment == 1" text:string-value="However that will not be the case in future (and is already not the case for some compilers. The next release of C++ supports &gt;&gt; as a double template closure" text:is-hidden="true">However that will not be the case in future (and is already not the case for some compilers. The next release of C++ supports &gt;&gt; as a double template closure</text:hidden-text>.</text:p>
      <text:p text:style-name="P5">The root problem is that the C++ compiler always builds the longest possible token it can from adjacent characters. Only after it has tokenized the input does it try to make sense of that input. In this case, the compiler sees <text:span text:style-name="Code_20_Inline">&gt;&gt;</text:span> as the input operator<text:hidden-text text:condition="ooow:comment == 1" text:string-value="strictly speaking, as the right shift operator. " text:is-hidden="true">strictly speaking, as the right shift operator. </text:hidden-text>, not as two separate closing angle brackets. The solution is to leave a space between the angle brackets, to ensure the compiler sees two separate tokens:</text:p>
      <text:p text:style-name="Code_20_Single">std::vector&lt;std::vector&lt;int&gt; &gt; matrix;</text:p>
      <text:p text:style-name="Body_20_Text_20_Cont"><text:span text:style-name="T4">Starting with </text:span><text:span text:style-name="T2">rational.hpp</text:span> from Listing <text:variable-get text:name="chapter" office:value-type="float" style:data-style-name="N0">47</text:variable-get>-<text:reference-ref text:reference-format="text" text:ref-name="rational_template_code">4</text:reference-ref>, <text:span text:style-name="T5">add the I/O operators</text:span>. <text:span text:style-name="T5">Write a simple test program that reads </text:span><text:span text:style-name="Code_20_Inline"><text:span text:style-name="T5">rational</text:span></text:span><text:span text:style-name="T5"> objects and echoes the values, one per line, to the standard output.</text:span> Try changing the template argument to different types (<text:span text:style-name="Code_20_Inline">short</text:span>, <text:span text:style-name="Code_20_Inline">int</text:span>, <text:span text:style-name="Code_20_Inline">long</text:span>). Your test program might look something like Listing <text:variable-get text:name="chapter" office:value-type="float" style:data-style-name="N0">47</text:variable-get>-<text:reference-ref text:reference-format="text" text:ref-name="test_rational_1_code">6</text:reference-ref>.</text:p>
      <text:p text:style-name="Code_20_Caption">Listing <text:variable-get text:name="chapter" office:value-type="float" style:data-style-name="N0">47</text:variable-get>-<text:reference-mark-start text:name="test_rational_1_code"/><text:sequence text:ref-name="refText5" text:name="Text" text:formula="ooow:Text+1" style:num-format="1">6</text:sequence><text:reference-mark-end text:name="test_rational_1_code"/>. Simple I/O test of the <text:span text:style-name="Code_20_Inline">rational</text:span> class template</text:p>
      <text:p text:style-name="Code_20_First">#include &lt;iostream&gt;</text:p>
      <text:p text:style-name="Code">#include &lt;istream&gt;</text:p>
      <text:p text:style-name="Code">#include &lt;ostream&gt;</text:p>
      <text:p text:style-name="Code"/>
      <text:p text:style-name="Code">#include "rational.hpp"</text:p>
      <text:p text:style-name="Code"/>
      <text:p text:style-name="Code">int main()</text:p>
      <text:p text:style-name="Code">{</text:p>
      <text:p text:style-name="Code"><text:s text:c="2"/>rational&lt;int&gt; r;</text:p>
      <text:p text:style-name="Code"><text:soft-page-break/><text:s text:c="2"/>while (std::cin &gt;&gt; r)</text:p>
      <text:p text:style-name="Code"><text:s text:c="4"/>std::cout &lt;&lt; r &lt;&lt; '\n';</text:p>
      <text:p text:style-name="Code">}</text:p>
      <text:p text:style-name="P1">Now modify the test program to print only non-zero values.<text:span text:style-name="T6"> The program should look something like Listing </text:span><text:span text:style-name="T6"><text:variable-get text:name="chapter" office:value-type="float" style:data-style-name="N0">47</text:variable-get></text:span><text:span text:style-name="T6">-</text:span><text:span text:style-name="T6"><text:reference-ref text:reference-format="text" text:ref-name="test_rational_2_code">7</text:reference-ref></text:span><text:span text:style-name="T6">.</text:span></text:p>
      <text:p text:style-name="Code_20_Caption">Listing <text:variable-get text:name="chapter" office:value-type="float" style:data-style-name="N0">47</text:variable-get>-<text:reference-mark-start text:name="test_rational_2_code"/><text:sequence text:ref-name="refText6" text:name="Text" text:formula="ooow:Text+1" style:num-format="1">7</text:sequence><text:reference-mark-end text:name="test_rational_2_code"/>. Testing <text:span text:style-name="Code_20_Inline">rational</text:span> comparison operator</text:p>
      <text:p text:style-name="Code_20_First">#include &lt;iostream&gt;</text:p>
      <text:p text:style-name="Code">#include &lt;istream&gt;</text:p>
      <text:p text:style-name="Code">#include &lt;ostream&gt;</text:p>
      <text:p text:style-name="Code"/>
      <text:p text:style-name="Code">#include "rational.hpp"</text:p>
      <text:p text:style-name="Code"/>
      <text:p text:style-name="Code">int main()</text:p>
      <text:p text:style-name="Code">{</text:p>
      <text:p text:style-name="Code"><text:s text:c="2"/>rational&lt;int&gt; r;</text:p>
      <text:p text:style-name="Code"><text:s text:c="2"/>while (std::cin &gt;&gt; r)</text:p>
      <text:p text:style-name="Code"><text:s text:c="4"/>if (r != 0)</text:p>
      <text:p text:style-name="Code"><text:s text:c="6"/>std::cout &lt;&lt; r &lt;&lt; '\n';</text:p>
      <text:p text:style-name="Code_20_Last">}</text:p>
      <text:p text:style-name="P3">The program should work, right? Remember that with the old <text:span text:style-name="Code_20_Inline">rational</text:span> class, the compiler knew how to construct a <text:span text:style-name="Code_20_Inline">rational</text:span> object from an integer. Thus, it could convert the <text:span text:style-name="Code_20_Inline">0</text:span> to <text:span text:style-name="Code_20_Inline">rational(0)</text:span> and then call the overloaded <text:span text:style-name="Code_20_Inline">==</text:span> operator to compare two rational objects.</text:p>
      <text:p text:style-name="Heading_20_1">Overloaded Operators</text:p>
      <text:p text:style-name="Body_20_Text_20_First">Remember from the previous exploration that the compiler does not perform automatic type conversion for a function template. To solve this problem, you need to add some additional comparison operators:</text:p>
      <text:p text:style-name="Code_20_First"><text:hidden-text text:condition="ooow:" text:string-value=".func" text:is-hidden="tru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_20_Last">template&lt;class T&gt; bool operator!=(T lhs, rational&lt;T&gt; const&amp; rhs);</text:p>
      <text:p text:style-name="Body_20_Text_20_Cont">and so on, for all of the comparison and arithmetic operators. On the other hand, you need to consider whether that’s what you really want. To better understand the limitations of this approach, go ahead and try it. You don’t need all the comparison operators yet, just <text:span text:style-name="Code_20_Inline">operator!=</text:span>, so you can compile the test program. <text:span text:style-name="T5">Compile the test program with a template parameter of </text:span><text:span text:style-name="Code_20_Inline"><text:span text:style-name="T5">long</text:span></text:span><text:span text:style-name="T5">. What happens?</text:span></text:p>
      <text:p text:style-name="Body_20_Text_20_First">~LLL</text:p>
      <text:p text:style-name="Body_20_Text_20_First">~LLL</text:p>
      <text:p text:style-name="Body_20_Text">Once again, the compiler complains that it can’t find any suitable function for the <text:span text:style-name="Code_20_Inline">!=</text:span> operator. The problem is that an overloaded <text:span text:style-name="Code_20_Inline">!=</text:span> operator exists for the template parameter, namely, type <text:span text:style-name="Code_20_Inline">long</text:span>, but the type of the literal <text:span text:style-name="Code_20_Inline">0</text:span> is <text:span text:style-name="Code_20_Inline">int</text:span>, not <text:span text:style-name="Code_20_Inline">long</text:span>. You can try to solve this problem by defining operators for all the built-in types, but that quickly gets out of hand. So your choices are:</text:p>
      <text:list text:style-name="L2">
        <text:list-item>
          <text:p text:style-name="P61"><text:soft-page-break/>Define only operators that take two <text:span text:style-name="Code_20_Inline">rational</text:span> arguments. Force the caller to convert arguments to the desired <text:span text:style-name="Code_20_Inline">rational</text:span> type.</text:p>
        </text:list-item>
        <text:list-item>
          <text:p text:style-name="P9">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62">Define operators to cover all the bases. 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 plus some types that I haven’t covered yet). Thus, each operator needs 11 functions.</text:p>
        </text:list-item>
      </text:list>
      <text:p text:style-name="Body_20_Text_20_Cont">You might be interested in knowing how the C++ standard library addresses this issue. Among the types in the standard library is a class template, <text:span text:style-name="Code_20_Inline">complex</text:span>, which represents a complex number. The standardization committee opted for the second choice, that is, three overloaded function templates:</text:p>
      <text:p text:style-name="Code_20_First"><text:hidden-text text:condition="ooow:" text:string-value=".func" text:is-hidden="true"/>template&lt;class T&gt; bool operator==(complex&lt;T&gt; const&amp; a, complex&lt;T&gt; const&amp; b);</text:p>
      <text:p text:style-name="Code">template&lt;class T&gt; bool operator==(complex&lt;T&gt; const&amp; a, T const&amp; b);</text:p>
      <text:p text:style-name="Code_20_Last">template&lt;class T&gt; bool operator==(T const&amp; a, complex&lt;T&gt; const&amp; b);</text:p>
      <text:p text:style-name="Body_20_Text_20_Cont">This solution works well enough, and later in the book, you’ll learn techniques to reduce the amount of work involved in defining all these functions.</text:p>
      <text:p text:style-name="Body_20_Text">Another dimension to this problem is the literal <text:span text:style-name="Code_20_Inline">0</text:span>. Using a literal of type <text:change-start text:change-id="ct145659920"/><text:span text:style-name="Code_20_Inline">int</text:span><text:change-end text:change-id="ct145659920"/> is fine when you know the base type of <text:span text:style-name="Code_20_Inline">rational</text:span> is also <text:span text:style-name="Code_20_Inline">int</text:span>. How do you express a generic zero, for use in a template? The same issue arises when testing for a zero denominator. That was easy when you knew the type of the denominator was <text:span text:style-name="Code_20_Inline">int</text:span>. When working with templates, you don’t know the type. <text:s/>Recall from Listing 44-6 that the division assignment operator checked for a zero divisor and threw an exception in that case. If you don’t know the type <text:span text:style-name="Code_20_Inline">T</text:span>, how do you know how to express the value zero? You can try using the literal <text:span text:style-name="Code_20_Inline">0</text:span> and hope that <text:span text:style-name="Code_20_Inline">T</text:span> has a suitable constructor (single argument of type <text:span text:style-name="Code_20_Inline">int</text:span>). A better solution is to invoke the default constructor for type <text:span text:style-name="Code_20_Inline">T</text:span>, as shown in Listing <text:variable-get text:name="chapter" office:value-type="float" style:data-style-name="N0">47</text:variable-get>-<text:reference-ref text:reference-format="text" text:ref-name="default_ctor_code">8</text:reference-ref>.</text:p>
      <text:p text:style-name="Code_20_Caption"><text:hidden-text text:condition="ooow:" text:string-value=".func" text:is-hidden="true"/>Listing <text:variable-get text:name="chapter" office:value-type="float" style:data-style-name="N0">47</text:variable-get>-<text:reference-mark-start text:name="default_ctor_code"/><text:sequence text:ref-name="refText7" text:name="Text" text:formula="ooow:Text+1" style:num-format="1">8</text:sequence><text:reference-mark-end text:name="default_ctor_code"/>. Invoking a default constructor of a template parameter</text:p>
      <text:p text:style-name="Code_20_First">template&lt;class T&gt;</text:p>
      <text:p text:style-name="Code">rational&lt;T&gt;&amp; rational&lt;T&gt;::operator/=(rational const&amp; rhs)</text:p>
      <text:p text:style-name="Code">{</text:p>
      <text:p text:style-name="Code_20_Bold"><text:s text:c="2"/>if (rhs.numerator() == T())</text:p>
      <text:p text:style-name="Code"><text:s text:c="4"/>throw zero_denominator("divide by zero");</text:p>
      <text:p text:style-name="Code"><text:s text:c="2"/>numerator_ *= rhs.denominator();</text:p>
      <text:p text:style-name="Code"><text:s text:c="2"/>denominator_ *= rhs.numerator();</text:p>
      <text:p text:style-name="Code_20_Bold"><text:s text:c="2"/>if (denominator_ &lt; T())</text:p>
      <text:p text:style-name="Code"><text:s text:c="2"/>{</text:p>
      <text:p text:style-name="Code"><text:s text:c="4"/>denominator_ = -denominator_;</text:p>
      <text:p text:style-name="Code"><text:s text:c="4"/>numerator_ = -numerator_;</text:p>
      <text:p text:style-name="Code"><text:s text:c="2"/>}</text:p>
      <text:p text:style-name="Code"><text:s text:c="2"/>reduce();</text:p>
      <text:p text:style-name="Code"><text:s text:c="2"/>return *this;</text:p>
      <text:p text:style-name="Code_20_Last">}</text:p>
      <text:p text:style-name="Body_20_Text_20_Cont">If the type <text:span text:style-name="Code_20_Inline">T</text:span> is a class type, <text:span text:style-name="Code_20_Inline">T()</text:span> yields an object that is initialized using <text:span text:style-name="Code_20_Inline">T</text:span>’s default constructor. If <text:span text:style-name="Code_20_Inline">T</text:span> is a built-in type, the value of <text:span text:style-name="Code_20_Inline">T()</text:span> is zero (i.e., <text:span text:style-name="Code_20_Inline">0</text:span>, <text:span text:style-name="Code_20_Inline">0.0</text:span>, or <text:span text:style-name="Code_20_Inline">false</text:span>). Initializing the local variables in the input operator is a little trickier.</text:p>
      <text:p text:style-name="Body_20_Text"><text:soft-page-break/>Most likely, when you converted the old <text:change-start text:change-id="ct145655496"/><text:span text:style-name="Code_20_Inline">rational </text:span><text:change-end text:change-id="ct145655496"/>code to the new, template code, you didn’t change the way the local variables were initialized. In my version, I initialized the local numerator and denominator to zero as follows:</text:p>
      <text:p text:style-name="Code_20_Single">T n(0), d(0);</text:p>
      <text:p text:style-name="Body_20_Text_20_Cont">Recall from Exploration 32 that simply changing the definition to use empty parentheses doesn’t work:</text:p>
      <text:p text:style-name="Code_20_Single">T n(), d(); // does not invoke default constructors</text:p>
      <text:p text:style-name="Body_20_Text_20_Cont">Instead of invoking default <text:span text:style-name="Code_20_Inline">T</text:span> constructors, you are declaring two functions, named <text:span text:style-name="Code_20_Inline">n</text:span> and <text:span text:style-name="Code_20_Inline">d</text:span>, which take no arguments and return type <text:span text:style-name="Code_20_Inline">T</text:span>. Another approach might be to change the <text:span text:style-name="Code_20_Inline">0</text:span> to <text:span text:style-name="Code_20_Inline">T()</text:span>, which worked in Listing <text:variable-get text:name="chapter" office:value-type="float" style:data-style-name="N0">47</text:variable-get>-<text:reference-ref text:reference-format="text" text:ref-name="default_ctor_code">8</text:reference-ref>:</text:p>
      <text:p text:style-name="Code_20_Single">T n(T()), d(T());</text:p>
      <text:p text:style-name="Body_20_Text_20_Cont">Too bad that still doesn’t work. What you’ve declared are two functions again, this time taking a single argument of type <text:span text:style-name="Code_20_Inline">T</text:span>.</text:p>
      <text:p text:style-name="Body_20_Text">One solution is to wrap the argument in parentheses:</text:p>
      <text:p text:style-name="Code_20_Single">T n((T())), d((T()));</text:p>
      <text:p text:style-name="Body_20_Text_20_Cont">but I find that difficult to read. You can clean it up a little with some extra spaces, and debates have run hot about exactly where and when to insert extra spaces. My preferred solution is to use an alternative syntax <text:hidden-text text:condition="ooow:comment == 1" text:string-value="well I always prefer that syntax, but the next standard is tackling this issue more generally." text:is-hidden="true">well I always prefer that syntax, but the next standard is tackling this issue more generally.</text:hidden-text>for initializing objects in a definition:</text:p>
      <text:p text:style-name="Code_20_Single">T n = T(), d = T();</text:p>
      <text:p text:style-name="Body_20_Text_20_Cont">If you have a single initializer value, instead of enclosing the value in parentheses, you can use an equal sign followed by the initial value. You saw a similar syntax with <text:span text:style-name="Code_20_Inline">static</text:span> <text:span text:style-name="Code_20_Inline">const</text:span> data members.</text:p>
      <text:p text:style-name="Body_20_Text">The equal sign in the definition is not an assignment operator. It is merely another syntax for initializing an object. In addition to the syntactic difference between the equal sign and parentheses, there is a subtle semantic difference. Using the equal sign, the compiler might invoke two constructors to initialize each value: first it calls <text:span text:style-name="Code_20_Inline">T()</text:span> and then it can call a copy constructor to construct <text:span text:style-name="Code_20_Inline">n</text:span> from the temporary value <text:span text:style-name="Code_20_Inline">T()</text:span>. <text:change text:change-id="ct145649016"/><text:change-start text:change-id="ct145658560"/>Most<text:change-end text:change-id="ct145658560"/> compiler<text:change-start text:change-id="ct145663040"/>s<text:change-end text:change-id="ct145663040"/> <text:change text:change-id="ct145658768"/>eliminate the copy constructor as an optimization, but <text:change-start text:change-id="ct145205912"/>the standard grants some flexibility to the compilers<text:change-end text:change-id="ct145205912"/><text:change text:change-id="ct145518208"/><text:hidden-text text:condition="ooow:comment == 1" text:string-value="however in practice all the ones I know do." text:is-hidden="true">however in practice all the ones I know do.</text:hidden-text>. Using parentheses initializes the object directly and does not need an extra call to the copy constructor. Thus, initializing with the equal sign is called <text:span text:style-name="T2">copy initialization</text:span>, and using parentheses is called <text:span text:style-name="T2">direct initialization</text:span>.</text:p>
      <text:p text:style-name="Heading_20_1">Mixing Types</text:p>
      <text:p text:style-name="Body_20_Text_20_First">As you know, you can assign an <text:span text:style-name="Code_20_Inline">int</text:span> value to a <text:span text:style-name="Code_20_Inline">long</text:span> object or <text:span text:style-name="T2">vice versa</text:span>. It seems reasonable, therefore, that you should be able to assign a <text:span text:style-name="Code_20_Inline">rational&lt;int&gt;</text:span> value to a <text:span text:style-name="Code_20_Inline">rational&lt;long&gt;</text:span> object. Try it. <text:span text:style-name="T5">Write a simple program to perform an assignment that mixes base types.</text:span><text:span text:style-name="T6"> Your program might look a little bit like Listing </text:span><text:span text:style-name="T6"><text:variable-get text:name="chapter" office:value-type="float" style:data-style-name="N0">47</text:variable-get></text:span><text:span text:style-name="T6">-</text:span><text:span text:style-name="T6"><text:reference-ref text:reference-format="text" text:ref-name="assignment_problems_code">9</text:reference-ref></text:span><text:span text:style-name="T6">, but many other programs are equally reasonable.</text:span></text:p>
      <text:p text:style-name="Code_20_Caption"><text:hidden-text text:condition="ooow:" text:string-value=".cxx" text:is-hidden="true"/>Listing <text:variable-get text:name="chapter" office:value-type="float" style:data-style-name="N0">47</text:variable-get>-<text:reference-mark-start text:name="assignment_problems_code"/><text:sequence text:ref-name="refText8" text:name="Text" text:formula="ooow:Text+1" style:num-format="1">9</text:sequence><text:reference-mark-end text:name="assignment_problems_code"/>. Trying to mix <text:span text:style-name="Code_20_Inline">rational</text:span> base types</text:p>
      <text:p text:style-name="Code_20_First">#include "rational.hpp"</text:p>
      <text:p text:style-name="Code"><text:soft-page-break/></text:p>
      <text:p text:style-name="Code">int main()</text:p>
      <text:p text:style-name="Code">{</text:p>
      <text:p text:style-name="Code"><text:s text:c="2"/>rational&lt;int&gt; little;</text:p>
      <text:p text:style-name="Code"><text:s text:c="2"/>rational&lt;long&gt; big;</text:p>
      <text:p text:style-name="Code"><text:s text:c="2"/>big = little;</text:p>
      <text:p text:style-name="Code_20_Last">}</text:p>
      <text:p text:style-name="P1">What happens when you compile your program?</text:p>
      <text:p text:style-name="Body_20_Text_20_First">~LLL</text:p>
      <text:p text:style-name="Body_20_Text_20_First">~LLL</text:p>
      <text:p text:style-name="Body_20_Text">The only assignment operator for the new <text:span text:style-name="Code_20_Inline">rational</text:span> class template is the compiler’s implicit operator. Its parameter type is <text:span text:style-name="Code_20_Inline">rational&lt;T&gt;</text:span> <text:span text:style-name="Code_20_Inline">const</text:span>, so the base type of the source expression must be the same as the base type of the assignment target. You can fix this easily with a member function template. Add the following declaration to the class template:</text:p>
      <text:p text:style-name="Code_20_First"><text:hidden-text text:condition="ooow:" text:string-value=".func" text:is-hidden="true"/>template&lt;class U&gt;</text:p>
      <text:p text:style-name="Code_20_Last">rational&amp; operator=(rational&lt;U&gt; const&amp; rhs);</text:p>
      <text:p text:style-name="Body_20_Text_20_Cont">Inside the <text:span text:style-name="Code_20_Inline">rational</text:span> class template, the unadorned name, <text:span text:style-name="Code_20_Inline">rational</text:span>, means the same thing as <text:span text:style-name="Code_20_Inline">rational&lt;T&gt;</text:span>. The complete name of the class includes the template argument, so the proper name of the constructor is <text:span text:style-name="Code_20_Inline">ratio</text:span><text:span text:style-name="Code_20_Inline">nal</text:span><text:span text:style-name="Code_20_Inline">&lt;T&gt;</text:span>. Because <text:span text:style-name="Code_20_Inline">rational</text:span> means the same as <text:span text:style-name="Code_20_Inline">rational&lt;T&gt;</text:span>, I was able to shorten the constructor name, and many other uses of the type name throughout the class template definition. But the assignment operator’s parameter is <text:span text:style-name="Code_20_Inline">rational&lt;U&gt;</text:span>. It uses a completely different template argument. Using this assignment operator, you can freely mix different <text:span text:style-name="Code_20_Inline">rational</text:span> types in an assignment statement.</text:p>
      <text:p text:style-name="P6">Write the definition of the assignment operator.<text:span text:style-name="T6"> Don’t worry about overflow that might result from assigning large values to small. It’s a difficult problem, and distracts from the main task at hand, which is practicing writing class templates and function templates. Compare your solution with Listing </text:span><text:span text:style-name="T6"><text:variable-get text:name="chapter" office:value-type="float" style:data-style-name="N0">47</text:variable-get></text:span><text:span text:style-name="T6">-</text:span><text:span text:style-name="T6"><text:reference-ref text:reference-format="text" text:ref-name="assignment_op_code">10</text:reference-ref></text:span><text:span text:style-name="T6">.</text:span></text:p>
      <text:p text:style-name="Code_20_Caption"><text:hidden-text text:condition="ooow:" text:string-value=".func" text:is-hidden="true"/>Listing <text:variable-get text:name="chapter" office:value-type="float" style:data-style-name="N0">47</text:variable-get>-<text:reference-mark-start text:name="assignment_op_code"/><text:sequence text:ref-name="refText9" text:name="Text" text:formula="ooow:Text+1" style:num-format="1">10</text:sequence><text:reference-mark-end text:name="assignment_op_code"/>. Defining the assignment operator function template</text:p>
      <text:p text:style-name="Code_20_First">template&lt;class T&gt;</text:p>
      <text:p text:style-name="Code">template&lt;class U&gt;</text:p>
      <text:p text:style-name="Code">rational&lt;T&gt;&amp; rational&lt;T&gt;::operator=(rational&lt;U&gt; const&amp; rhs)</text:p>
      <text:p text:style-name="Code">{</text:p>
      <text:p text:style-name="Code"><text:s text:c="2"/>assign(rhs.numerator(), rhs.denominator());</text:p>
      <text:p text:style-name="Code"><text:s text:c="2"/>return *this;</text:p>
      <text:p text:style-name="Code_20_Last">}</text:p>
      <text:p text:style-name="Body_20_Text_20_Cont">The first template header tells the compiler about the <text:span text:style-name="Code_20_Inline">rational</text:span> class template. The next template header tells the compiler about the assignment operator function template. Note that the compiler will be able to deduce the template argument for <text:span text:style-name="Code_20_Inline">U</text:span> from the type of the assignment source (<text:span text:style-name="Code_20_Inline">rhs</text:span>). After adding this operator to the <text:span text:style-name="Code_20_Inline">rational</text:span> class template, you should now be able to make your test program work.</text:p>
      <text:p text:style-name="Body_20_Text"><text:span text:style-name="T5">Add a member template constructor that works similarly to the assignment operator.</text:span><text:span text:style-name="T6"> In other words, add to </text:span><text:span text:style-name="Code_20_Inline"><text:span text:style-name="T6">rational</text:span></text:span><text:span text:style-name="T6"> a constructor that looks like a copy constructor, but isn’t really. A copy constructor copies only objects of the same type, or </text:span><text:span text:style-name="Code_20_Inline"><text:span text:style-name="T6">rational&lt;T&gt;</text:span></text:span><text:span text:style-name="T6">. This new </text:span><text:span text:style-name="T6">constructor copies rational objects with a different base type, </text:span><text:span text:style-name="Code_20_Inline"><text:span text:style-name="T6">rational&lt;U&gt;</text:span></text:span><text:span text:style-name="T6">. </text:span>Compare your solution with Listing <text:variable-get text:name="chapter" office:value-type="float" style:data-style-name="N0">47</text:variable-get>-<text:reference-ref text:reference-format="text" text:ref-name="copy_ctor_code">11</text:reference-ref>.</text:p>
      <text:p text:style-name="Code_20_Caption"><text:soft-page-break/><text:hidden-text text:condition="ooow:" text:string-value=".func" text:is-hidden="true"/>Listing <text:variable-get text:name="chapter" office:value-type="float" style:data-style-name="N0">47</text:variable-get>-<text:reference-mark-start text:name="copy_ctor_code"/><text:sequence text:ref-name="refText10" text:name="Text" text:formula="ooow:Text+1" style:num-format="1">11</text:sequence><text:reference-mark-end text:name="copy_ctor_code"/>. Defining a member constructor template</text:p>
      <text:p text:style-name="Code_20_First">template&lt;class T&gt;</text:p>
      <text:p text:style-name="Code">template&lt;class U&gt;</text:p>
      <text:p text:style-name="Code">rational&lt;T&gt;::rational(rational&lt;U&gt; const&amp; copy)</text:p>
      <text:p text:style-name="Code">: numerator_(copy.numerator()), denominator_(copy.denominator())</text:p>
      <text:p text:style-name="Code_20_Last">{}</text:p>
      <text:p text:style-name="P1">Finish the <text:span text:style-name="T2">rational.hpp</text:span> header by completing all the operators.<text:span text:style-name="T6"> The new file is too big to include here, but as always, you can download the completed file from the book’s web site.</text:span></text:p>
      <text:p text:style-name="P5">Programming with templates and type parameters opens a new world of programming power and flexibility. That world is larger still when template arguments are not restricted to types, but can also be constant expressions. The next exploration introduces value template parameters.</text:p>
      <text:p text:style-name="P5"/>
      <text:p text:style-name="P5"><text:hidden-text text:condition="ooow:comment == 1" text:string-value="This chapter attempts to cover an immense amount of ground. IMO, far too much. First I would move the function template member to the previous chapter as it is only a special case of funtion templates. Second I would split this chapter in two. Deal with a simple example of a template class then go into the complexities of operators etc. IMO the chapter as it stands is indigestable (and I think I already understand class templates)." text:is-hidden="true">This chapter attempts to cover an immense amount of ground. IMO, far too much. First I would move the function template member to the previous chapter as it is only a special case of funtion templates. Second I would split this chapter in two. Deal with a simple example of a template class then go into the complexities of operators etc. IMO the chapter as it stands is indigestable (and I think I already understand class templates).</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Code"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47 - Class Templates</dc:title>
    <dc:subject>Exploring C++</dc:subject>
    <meta:initial-creator>Ray Lischner</meta:initial-creator>
    <meta:creation-date>2006-03-30T10:01:31</meta:creation-date>
    <dc:creator>Ray Lischner</dc:creator>
    <dc:date>2008-09-14T15:59:35</dc:date>
    <meta:editing-cycles>134</meta:editing-cycles>
    <meta:editing-duration>P5DT16H4M22S</meta:editing-duration>
    <meta:user-defined meta:name="codex-configfile">apress-cpp-dox.xml</meta:user-defined>
    <meta:user-defined meta:name="codex-chapter-number">47</meta:user-defined>
    <meta:user-defined meta:name="codex-doxygen"/>
    <meta:user-defined meta:name="Info 4"/>
    <meta:document-statistic meta:table-count="0" meta:image-count="0" meta:object-count="0" meta:page-count="11" meta:paragraph-count="280" meta:word-count="3590" meta:character-count="22093"/>
  </office:meta>
</office:document-meta>
</file>